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188in" fo:margin-left="0.3458in" fo:margin-top="0in" fo:margin-bottom="0in" table:align="left" fo:background-color="#d0ddef" style:writing-mode="lr-tb">
        <style:background-image/>
      </style:table-properties>
    </style:style>
    <style:style style:name="Table1.A" style:family="table-column">
      <style:table-column-properties style:column-width="0.8035in"/>
    </style:style>
    <style:style style:name="Table1.B" style:family="table-column">
      <style:table-column-properties style:column-width="2.6875in"/>
    </style:style>
    <style:style style:name="Table1.C" style:family="table-column">
      <style:table-column-properties style:column-width="2.7278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style:vertical-align="middle" fo:background-color="#d0ddef" fo:padding="0.0556in" fo:border="0.5pt solid #000001">
        <style:background-image/>
      </style:table-cell-properties>
    </style:style>
    <style:style style:name="Table1.2" style:family="table-row">
      <style:table-row-properties style:min-row-height="0.8333in" fo:keep-together="auto"/>
    </style:style>
    <style:style style:name="Table1.3" style:family="table-row">
      <style:table-row-properties style:min-row-height="0.625in" fo:keep-together="auto"/>
    </style:style>
    <style:style style:name="P1" style:family="paragraph" style:parent-style-name="Header_20__26__20_Footer">
      <style:paragraph-properties fo:text-align="start" style:justify-single-word="false" style:writing-mode="lr-tb"/>
    </style:style>
    <style:style style:name="P2" style:family="paragraph" style:parent-style-name="List_20_Paragraph">
      <style:paragraph-properties fo:margin-left="0.25in" fo:margin-right="0in" fo:margin-top="0in" fo:margin-bottom="0in" loext:contextual-spacing="false" fo:line-height="100%" fo:text-indent="0in" style:auto-text-indent="false"/>
      <style:text-properties style:font-name="Times New Roman" style:font-name-asian="Times New Roman1" style:font-name-complex="Times New Roman1"/>
    </style:style>
    <style:style style:name="P3" style:family="paragraph" style:parent-style-name="List_20_Paragraph">
      <style:paragraph-properties fo:margin-left="0.25in" fo:margin-right="0in" fo:margin-top="0in" fo:margin-bottom="0in" loext:contextual-spacing="false" fo:line-height="100%" fo:text-indent="0in" style:auto-text-indent="false"/>
    </style:style>
    <style:style style:name="P4" style:family="paragraph" style:parent-style-name="Standard_20__28_user_29_">
      <style:paragraph-properties fo:margin-left="0.25in" fo:margin-right="0in" fo:text-indent="0in" style:auto-text-indent="false"/>
      <style:text-properties style:font-name="Courier New" fo:font-size="8pt" style:font-name-asian="Courier New2" style:font-size-asian="8pt" style:font-name-complex="Courier New2" style:font-size-complex="8pt"/>
    </style:style>
    <style:style style:name="P5" style:family="paragraph" style:parent-style-name="Body">
      <style:paragraph-properties fo:margin-top="0in" fo:margin-bottom="0in" loext:contextual-spacing="false" fo:line-height="100%"/>
    </style:style>
    <style:style style:name="P6" style:family="paragraph" style:parent-style-name="Body">
      <style:paragraph-properties fo:margin-top="0in" fo:margin-bottom="0in" loext:contextual-spacing="false" fo:line-height="100%"/>
      <style:text-properties officeooo:paragraph-rsid="000cd29b"/>
    </style:style>
    <style:style style:name="P7" style:family="paragraph" style:parent-style-name="Body">
      <style:paragraph-properties fo:margin-top="0in" fo:margin-bottom="0in" loext:contextual-spacing="false" fo:line-height="100%"/>
      <style:text-properties style:font-name="Courier New" style:font-name-asian="Courier New2" style:font-name-complex="Courier New2"/>
    </style:style>
    <style:style style:name="P8" style:family="paragraph" style:parent-style-name="Body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/>
    </style:style>
    <style:style style:name="P9" style:family="paragraph" style:parent-style-name="Body">
      <style:paragraph-properties fo:margin-top="0in" fo:margin-bottom="0in" loext:contextual-spacing="false" fo:line-height="100%"/>
      <style:text-properties style:font-name="Liberation Serif" officeooo:rsid="000cd29b" officeooo:paragraph-rsid="000cd29b" style:font-name-asian="Courier New2" style:font-name-complex="Courier New2"/>
    </style:style>
    <style:style style:name="P10" style:family="paragraph" style:parent-style-name="Body">
      <style:text-properties style:font-name="Times New Roman" style:font-name-asian="Times New Roman1" style:font-name-complex="Times New Roman1"/>
    </style:style>
    <style:style style:name="P11" style:family="paragraph" style:parent-style-name="Body">
      <style:text-properties style:font-name="Times New Roman" fo:font-weight="bold" officeooo:rsid="000f7c66" officeooo:paragraph-rsid="000f7c66" style:font-weight-asian="bold" style:font-weight-complex="bold"/>
    </style:style>
    <style:style style:name="P12" style:family="paragraph" style:parent-style-name="Body">
      <style:text-properties style:font-name="Courier New1" fo:font-weight="bold" officeooo:rsid="000f7c66" officeooo:paragraph-rsid="000f7c66" style:font-weight-asian="bold" style:font-weight-complex="bold"/>
    </style:style>
    <style:style style:name="P13" style:family="paragraph" style:parent-style-name="Body">
      <style:text-properties style:font-name="Courier New1" fo:font-weight="bold" officeooo:rsid="000f7c66" officeooo:paragraph-rsid="0010eee4" style:font-weight-asian="bold" style:font-weight-complex="bold"/>
    </style:style>
    <style:style style:name="P14" style:family="paragraph" style:parent-style-name="Standard_20__28_user_29_">
      <style:paragraph-properties fo:break-before="page"/>
    </style:style>
    <style:style style:name="P15" style:family="paragraph" style:parent-style-name="Standard_20__28_user_29_">
      <style:paragraph-properties fo:margin-left="0.6in" fo:margin-right="0in" fo:text-indent="0in" style:auto-text-indent="false"/>
    </style:style>
    <style:style style:name="P16" style:family="paragraph" style:parent-style-name="Standard_20__28_user_29_">
      <style:paragraph-properties fo:margin-left="0.6in" fo:margin-right="0in" fo:text-indent="0in" style:auto-text-indent="false"/>
      <style:text-properties style:font-name="Courier New" fo:font-size="10pt" style:font-name-asian="Courier New2" style:font-size-asian="10pt" style:font-name-complex="Courier New2" style:font-size-complex="10pt"/>
    </style:style>
    <style:style style:name="P17" style:family="paragraph" style:parent-style-name="Standard_20__28_user_29_">
      <style:paragraph-properties fo:margin-left="0.2709in" fo:margin-right="0in" fo:orphans="0" fo:widows="0" fo:text-indent="-0.2709in" style:auto-text-indent="false"/>
      <style:text-properties style:font-name="Courier New" fo:font-size="8pt" style:font-name-asian="Courier New2" style:font-size-asian="8pt" style:font-name-complex="Courier New2" style:font-size-complex="8pt"/>
    </style:style>
    <style:style style:name="P18" style:family="paragraph" style:parent-style-name="Body" style:master-page-name="Standard">
      <style:paragraph-properties style:page-number="auto"/>
    </style:style>
    <style:style style:name="P19" style:family="paragraph" style:parent-style-name="Body">
      <style:paragraph-properties fo:margin-top="0in" fo:margin-bottom="0in" loext:contextual-spacing="false" fo:line-height="100%"/>
      <style:text-properties style:font-name="Courier New"/>
    </style:style>
    <style:style style:name="P20" style:family="paragraph" style:parent-style-name="Body">
      <style:paragraph-properties fo:margin-top="0in" fo:margin-bottom="0in" loext:contextual-spacing="false" fo:line-height="100%"/>
      <style:text-properties style:font-name="Courier New" officeooo:paragraph-rsid="000cd29b"/>
    </style:style>
    <style:style style:name="P21" style:family="paragraph" style:parent-style-name="Body">
      <style:paragraph-properties fo:margin-top="0in" fo:margin-bottom="0in" loext:contextual-spacing="false" fo:line-height="100%"/>
      <style:text-properties style:font-name="Courier New" fo:language="en" fo:country="US"/>
    </style:style>
    <style:style style:name="P22" style:family="paragraph" style:parent-style-name="Body">
      <style:paragraph-properties fo:margin-top="0in" fo:margin-bottom="0in" loext:contextual-spacing="false" fo:line-height="100%"/>
      <style:text-properties style:font-name="Courier New" fo:language="fr" fo:country="FR" fo:font-weight="bold" officeooo:paragraph-rsid="000cd29b" style:font-weight-asian="bold" style:font-weight-complex="bold"/>
    </style:style>
    <style:style style:name="P23" style:family="paragraph" style:parent-style-name="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fo:language="en" fo:country="US" officeooo:rsid="000cd29b" officeooo:paragraph-rsid="000cd29b" style:font-name-asian="Times New Roman1" style:font-name-complex="Times New Roman1"/>
    </style:style>
    <style:style style:name="P24" style:family="paragraph" style:parent-style-name="Body">
      <style:text-properties style:font-name="Times New Roman" fo:font-weight="normal" officeooo:rsid="000f7c66" officeooo:paragraph-rsid="000f7c66" style:font-weight-asian="normal" style:font-weight-complex="normal"/>
    </style:style>
    <style:style style:name="P25" style:family="paragraph" style:parent-style-name="Body">
      <style:text-properties style:font-name="Courier New1" fo:font-weight="normal" officeooo:rsid="000f7c66" officeooo:paragraph-rsid="000f7c66" style:font-weight-asian="normal" style:font-weight-complex="normal"/>
    </style:style>
    <style:style style:name="P26" style:family="paragraph" style:parent-style-name="Body">
      <style:text-properties style:font-name="Courier New1" fo:font-weight="normal" officeooo:rsid="0010eee4" officeooo:paragraph-rsid="000f7c66" style:font-weight-asian="normal" style:font-weight-complex="normal"/>
    </style:style>
    <style:style style:name="P27" style:family="paragraph" style:parent-style-name="Body">
      <style:text-properties style:font-name="Courier New1" fo:font-weight="normal" officeooo:rsid="0010eee4" officeooo:paragraph-rsid="0010eee4" style:font-weight-asian="normal" style:font-weight-complex="normal"/>
    </style:style>
    <style:style style:name="P28" style:family="paragraph" style:parent-style-name="List_20_Paragraph" style:list-style-name="WWNum2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style:writing-mode="lr-tb"/>
    </style:style>
    <style:style style:name="P29" style:family="paragraph" style:parent-style-name="List_20_Paragraph" style:list-style-name="WWNum2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style:writing-mode="lr-tb"/>
      <style:text-properties style:font-name="Times New Roman" fo:language="en" fo:country="US" officeooo:rsid="000cd29b" officeooo:paragraph-rsid="000cd29b" style:font-name-asian="Times New Roman1" style:font-name-complex="Times New Roman1"/>
    </style:style>
    <style:style style:name="P30" style:family="paragraph" style:parent-style-name="List_20_Paragraph" style:list-style-name="WWNum2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fo:break-before="page" style:writing-mode="lr-tb"/>
    </style:style>
    <style:style style:name="P31" style:family="paragraph" style:parent-style-name="List_20_Paragraph" style:list-style-name="WWNum2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fo:break-before="page" style:writing-mode="lr-tb"/>
      <style:text-properties officeooo:rsid="000cb3a1" officeooo:paragraph-rsid="000cb3a1"/>
    </style:style>
    <style:style style:name="P32" style:family="paragraph" style:parent-style-name="List_20_Paragraph" style:list-style-name="WWNum2">
      <style:paragraph-properties fo:margin-top="0in" fo:margin-bottom="0in" loext:contextual-spacing="false" fo:line-height="100%" fo:text-align="start" style:justify-single-word="false" style:writing-mode="lr-tb"/>
      <style:text-properties officeooo:rsid="000cb3a1" officeooo:paragraph-rsid="000cb3a1"/>
    </style:style>
    <style:style style:name="P33" style:family="paragraph" style:parent-style-name="List_20_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fo:language="en" fo:country="US" fo:font-weight="normal" officeooo:rsid="000cb3a1" officeooo:paragraph-rsid="000cb3a1" style:font-weight-asian="normal" style:font-weight-complex="normal"/>
    </style:style>
    <style:style style:name="P34" style:family="paragraph" style:parent-style-name="List_20_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Times New Roman" fo:language="en" fo:country="US" officeooo:rsid="000cb3a1" officeooo:paragraph-rsid="000cb3a1"/>
    </style:style>
    <style:style style:name="P35" style:family="paragraph" style:parent-style-name="List_20_Paragraph">
      <style:paragraph-properties fo:margin-left="0.25in" fo:margin-right="0in" fo:margin-top="0in" fo:margin-bottom="0in" loext:contextual-spacing="false" fo:line-height="100%" fo:text-indent="0in" style:auto-text-indent="false"/>
      <style:text-properties style:font-name="Courier New" fo:language="en" fo:country="US"/>
    </style:style>
    <style:style style:name="P36" style:family="paragraph" style:parent-style-name="Standard_20__28_user_29_">
      <style:paragraph-properties fo:margin-left="0.6in" fo:margin-right="0in" fo:text-indent="0in" style:auto-text-indent="false"/>
      <style:text-properties style:font-name="Courier New" fo:font-size="10pt" fo:language="en" fo:country="US" style:font-size-asian="10pt" style:font-size-complex="10pt"/>
    </style:style>
    <style:style style:name="P37" style:family="paragraph" style:parent-style-name="Standard_20__28_user_29_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fo:font-weight="bold" style:font-weight-asian="bold" style:font-weight-complex="bold"/>
    </style:style>
    <style:style style:name="T3" style:family="text">
      <style:text-properties style:font-name="Times New Roman" fo:language="en" fo:country="US" fo:font-weight="bold" officeooo:rsid="0013e76e" style:font-weight-asian="bold" style:font-weight-complex="bold"/>
    </style:style>
    <style:style style:name="T4" style:family="text">
      <style:text-properties style:font-name="Times New Roman" fo:language="en" fo:country="US" officeooo:rsid="000cb3a1"/>
    </style:style>
    <style:style style:name="T5" style:family="text">
      <style:text-properties style:font-name="Times New Roman" fo:language="en" fo:country="US" fo:font-weight="normal" style:font-weight-asian="normal" style:font-weight-complex="normal"/>
    </style:style>
    <style:style style:name="T6" style:family="text">
      <style:text-properties style:font-name="Times New Roman" fo:language="en" fo:country="US" officeooo:rsid="000cd29b"/>
    </style:style>
    <style:style style:name="T7" style:family="text">
      <style:text-properties style:font-name="Times New Roman" fo:language="en" fo:country="US" officeooo:rsid="0013e76e"/>
    </style:style>
    <style:style style:name="T8" style:family="text">
      <style:text-properties style:font-name="Times New Roman" fo:language="it" fo:country="IT" fo:font-weight="bold" style:font-weight-asian="bold" style:font-weight-complex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Courier New"/>
    </style:style>
    <style:style style:name="T11" style:family="text">
      <style:text-properties style:font-name="Courier New" fo:language="fr" fo:country="FR" fo:font-weight="bold" style:font-weight-asian="bold" style:font-weight-complex="bold"/>
    </style:style>
    <style:style style:name="T12" style:family="text">
      <style:text-properties style:font-name="Courier New" fo:language="it" fo:country="IT"/>
    </style:style>
    <style:style style:name="T13" style:family="text">
      <style:text-properties style:font-name="Courier New" fo:language="it" fo:country="IT" fo:font-weight="bold" style:font-weight-asian="bold" style:font-weight-complex="bold"/>
    </style:style>
    <style:style style:name="T14" style:family="text">
      <style:text-properties style:font-name="Courier New" fo:language="it" fo:country="IT" officeooo:rsid="000cd29b"/>
    </style:style>
    <style:style style:name="T15" style:family="text">
      <style:text-properties style:font-name="Courier New" fo:font-weight="bold" style:font-weight-asian="bold" style:font-weight-complex="bold"/>
    </style:style>
    <style:style style:name="T16" style:family="text">
      <style:text-properties style:font-name="Courier New" fo:language="en" fo:country="US"/>
    </style:style>
    <style:style style:name="T17" style:family="text">
      <style:text-properties style:font-name="Courier New" fo:language="en" fo:country="US" fo:font-weight="bold" style:font-weight-asian="bold" style:font-weight-complex="bold"/>
    </style:style>
    <style:style style:name="T18" style:family="text">
      <style:text-properties style:font-name="Courier New" fo:language="en" fo:country="US" officeooo:rsid="000cd29b"/>
    </style:style>
    <style:style style:name="T19" style:family="text">
      <style:text-properties style:font-name="Courier New" fo:language="nl" fo:country="NL"/>
    </style:style>
    <style:style style:name="T20" style:family="text">
      <style:text-properties style:font-name="Courier New" fo:language="nl" fo:country="NL" officeooo:rsid="000cd29b"/>
    </style:style>
    <style:style style:name="T21" style:family="text">
      <style:text-properties style:font-name="Courier New" fo:language="de" fo:country="DE" fo:font-weight="bold" style:font-weight-asian="bold" style:font-weight-complex="bold"/>
    </style:style>
    <style:style style:name="T22" style:family="text">
      <style:text-properties style:font-name="Courier New" fo:font-size="10pt" fo:language="en" fo:country="US" style:font-size-asian="10pt" style:font-size-complex="10pt"/>
    </style:style>
    <style:style style:name="T23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24" style:family="text">
      <style:text-properties style:text-position="super 58%" style:font-name="Times New Roman" fo:language="en" fo:country="US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bold" style:font-weight-asian="bold" style:font-weight-complex="bold"/>
    </style:style>
    <style:style style:name="T2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="Courier New1" fo:language="en" fo:country="US"/>
    </style:style>
    <style:style style:name="T29" style:family="text">
      <style:text-properties style:font-name="Courier New1" fo:language="en" fo:country="US" officeooo:rsid="000cb3a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0eee4" style:font-weight-asian="normal" style:font-weight-complex="normal"/>
    </style:style>
    <style:style style:name="T32" style:family="text">
      <style:text-properties fo:font-weight="normal" officeooo:rsid="0012814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Use the class </text:span><text:span text:style-name="T8">CelestialBody</text:span><text:span text:style-name="T1"> and the interface </text:span><text:span text:style-name="T9">Orbits</text:span><text:span text:style-name="T1"> to answer the questions 1-</text:span><text:span text:style-name="T6">10</text:span><text:span text:style-name="T1">. <text:s/></text:span><text:span text:style-name="T7">NOTE: <text:s/>Don’t expect the astronomy in this question to make sense.</text:span></text:p>
      <text:p text:style-name="P5"><text:span text:style-name="T11">public</text:span><text:span text:style-name="T10"> </text:span><text:span text:style-name="T13">class</text:span><text:span text:style-name="T12"> CelestialBody</text:span></text:p>
      <text:p text:style-name="P19">{</text:p>
      <text:p text:style-name="P5"><text:span text:style-name="T10"><text:s text:c="3"/></text:span><text:span text:style-name="T15">private</text:span><text:span text:style-name="T10"> </text:span><text:span text:style-name="T17">double</text:span><text:span text:style-name="T10"> mass; <text:s/>// in kg</text:span></text:p>
      <text:p text:style-name="P5"><text:span text:style-name="T10"><text:s text:c="3"/></text:span><text:span text:style-name="T15">private</text:span><text:span text:style-name="T10"> </text:span><text:span text:style-name="T17">double</text:span><text:span text:style-name="T12"> velocity;</text:span></text:p>
      <text:p text:style-name="P5"><text:span text:style-name="T10"><text:s text:c="3"/></text:span><text:span text:style-name="T15">private</text:span><text:span text:style-name="T19"> String name;</text:span></text:p>
      <text:p text:style-name="P7"/>
      <text:p text:style-name="P5"><text:span text:style-name="T10"><text:s text:c="3"/></text:span><text:span text:style-name="T11">public</text:span><text:span text:style-name="T12"> CelestialBody(</text:span><text:span text:style-name="T17">double</text:span><text:span text:style-name="T16"> mass, </text:span><text:span text:style-name="T17">double</text:span><text:span text:style-name="T12"> velocity, String name)</text:span></text:p>
      <text:p text:style-name="P19"><text:s text:c="3"/>{</text:p>
      <text:p text:style-name="P21"><text:s text:c="6"/>this.mass = mass;</text:p>
      <text:p text:style-name="P21"><text:s text:c="6"/>this.velocity = velocity;</text:p>
      <text:p text:style-name="P21"><text:s text:c="6"/>this.name = name;</text:p>
      <text:p text:style-name="P19"><text:s text:c="3"/>}</text:p>
      <text:p text:style-name="P5"><text:span text:style-name="T10"><text:s text:c="3"/></text:span><text:span text:style-name="T11">public</text:span><text:span text:style-name="T10"> </text:span><text:span text:style-name="T17">double</text:span><text:span text:style-name="T10"> mass() { </text:span><text:span text:style-name="T17">return</text:span><text:span text:style-name="T10"> mass; }</text:span></text:p>
      <text:p text:style-name="P5"><text:span text:style-name="T10"><text:s text:c="3"/></text:span><text:span text:style-name="T11">public</text:span><text:span text:style-name="T10"> </text:span><text:span text:style-name="T17">double</text:span><text:span text:style-name="T12"> velocity() { </text:span><text:span text:style-name="T17">return</text:span><text:span text:style-name="T12"> velocity; }</text:span></text:p>
      <text:p text:style-name="P5"><text:span text:style-name="T10"><text:s text:c="3"/></text:span><text:span text:style-name="T11">public</text:span><text:span text:style-name="T19"> String name() { </text:span><text:span text:style-name="T17">return</text:span><text:span text:style-name="T10"> name; }</text:span></text:p>
      <text:p text:style-name="P19">}</text:p>
      <text:p text:style-name="P7"/>
      <text:p text:style-name="P5"><text:span text:style-name="T11">public</text:span><text:span text:style-name="T10"> </text:span><text:span text:style-name="T21">interface</text:span><text:span text:style-name="T10"> Orbits</text:span></text:p>
      <text:p text:style-name="P19">{</text:p>
      <text:p text:style-name="P5"><text:span text:style-name="T10"><text:s text:c="3"/></text:span><text:span text:style-name="T11">public</text:span><text:span text:style-name="T10"> </text:span><text:span text:style-name="T17">double</text:span><text:span text:style-name="T10"> duration();</text:span></text:p>
      <text:p text:style-name="P5"><text:span text:style-name="T10"><text:s text:c="3"/></text:span><text:span text:style-name="T11">public</text:span><text:span text:style-name="T16"> CelestialBody orbiting();</text:span></text:p>
      <text:p text:style-name="P19">}</text:p>
      <text:p text:style-name="P7"/>
      <text:list xml:id="list1751388873" text:style-name="WWNum2">
        <text:list-item>
          <text:p text:style-name="P28"><text:span text:style-name="T1">Write a class </text:span><text:span text:style-name="T2">Planet</text:span><text:span text:style-name="T1"> that extends </text:span><text:span text:style-name="T2">CelestialBody</text:span><text:span text:style-name="T1"> and implements </text:span><text:span text:style-name="T2">Orbits</text:span><text:span text:style-name="T1">. <text:s/>The constructor should take the mass, velocity, name, orbital duration, the celestial body being orbited, and an integer number of moons. Write the entire class. <text:s/>Each field of the </text:span><text:span text:style-name="T2">Planet</text:span><text:span text:style-name="T1"> should have a way to be queried.</text:span></text:p>
        </text:list-item>
      </text:list>
      <text:p text:style-name="P2"/>
      <text:p text:style-name="Body"/>
      <text:list xml:id="list143323859672607" text:continue-numbering="true" text:style-name="WWNum2">
        <text:list-item>
          <text:p text:style-name="P30"><text:span text:style-name="T1">Override the </text:span><text:span text:style-name="T16">equals()</text:span><text:span text:style-name="T1"> </text:span><text:span text:style-name="T4">and </text:span><text:span text:style-name="T29">hashCode()</text:span><text:span text:style-name="T4"> </text:span><text:span text:style-name="T1">method from </text:span><text:span text:style-name="T2">Object</text:span><text:span text:style-name="T1"> in <text:s/></text:span><text:span text:style-name="T2">Planet</text:span><text:span text:style-name="T1">. <text:s/>Indicate which method should go in which class. <text:s/></text:span><text:span text:style-name="T7">Assume that you should use == to compare the </text:span><text:span text:style-name="T3">CelestialBody</text:span><text:span text:style-name="T7"> that two planets orbit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3322691861895" text:continue-numbering="true" text:style-name="WWNum2">
        <text:list-item>
          <text:p text:style-name="P32"><text:span text:style-name="T1">Assume that it doesn’t make sense to direcly instantiate an object of type </text:span><text:span text:style-name="T2">CelestialBody</text:span><text:span text:style-name="T5">. <text:s/>What should we change in the definition of the class?</text:span>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43322699639147" text:continue-numbering="true" text:style-name="WWNum2">
        <text:list-item>
          <text:p text:style-name="P30"><text:span text:style-name="T1">Assume a </text:span><text:span text:style-name="T2">Moon</text:span><text:span text:style-name="T1"> and </text:span><text:span text:style-name="T2">Star</text:span><text:span text:style-name="T1"> class also extend </text:span><text:span text:style-name="T2">CelestialBody</text:span><text:span text:style-name="T1"> and implement </text:span><text:span text:style-name="T2">Orbits</text:span><text:span text:style-name="T1">. <text:s/>Further assume that a class </text:span><text:span text:style-name="T2">Asteroid</text:span><text:span text:style-name="T1"> extends </text:span><text:span text:style-name="T2">CelestialBody</text:span><text:span text:style-name="T1">. <text:s/>Finally assume that the </text:span><text:span text:style-name="T2">CelestrialBody</text:span><text:span text:style-name="T1"> class implements a method </text:span><text:span text:style-name="T16">struckBy()</text:span><text:span text:style-name="T1"> that takes an </text:span><text:span text:style-name="T2">Asteroid</text:span><text:span text:style-name="T1"> as its input parameter. <text:s/>Draw a UML diagram of all the described classes and interfaces (including </text:span><text:span text:style-name="T2">Planet</text:span><text:span text:style-name="T1">).</text:span></text:p>
        </text:list-item>
      </text:list>
      <text:p text:style-name="P2"/>
      <text:p text:style-name="P10"/>
      <text:p text:style-name="P10"/>
      <text:p text:style-name="P10"/>
      <text:p text:style-name="P10"/>
      <text:p text:style-name="Body"/>
      <text:list xml:id="list143322016290264" text:continue-numbering="true" text:style-name="WWNum2">
        <text:list-item>
          <text:p text:style-name="P30"><text:span text:style-name="T1">Create a <text:s/></text:span><text:span text:style-name="T2">Comparator&lt;CelestialBody&gt;</text:span><text:span text:style-name="T1"> object, where larger masses should come first. <text:s/>Do this in </text:span><text:span text:style-name="T4">two</text:span><text:span text:style-name="T1"> different ways – 1) By writing a separate class, 2) By using a Lambda expression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3323684071076" text:continue-numbering="true" text:style-name="WWNum2">
        <text:list-item>
          <text:p text:style-name="P28"><text:span text:style-name="T1">Complete the following method that returns the total orbital duration of all the </text:span><text:span text:style-name="T2">CelestialBodies</text:span><text:span text:style-name="T1"> in the input </text:span><text:span text:style-name="T2">ArrayList</text:span><text:span text:style-name="T1">. <text:s/>Note that not all the objects in the list orbit something. <text:s/>These objects should contribute nothing to the total.</text:span></text:p>
        </text:list-item>
      </text:list>
      <text:p text:style-name="P2"/>
      <text:p text:style-name="P3"><text:span text:style-name="T17">public</text:span><text:span text:style-name="T16"> </text:span><text:span text:style-name="T17">double</text:span><text:span text:style-name="T16"> totalDuration(ArrayList&lt;CelestialBody&gt; spaceThings)</text:span></text:p>
      <text:p text:style-name="P35">{</text:p>
      <text:p text:style-name="P2"/>
      <text:p text:style-name="P8"/>
      <text:p text:style-name="P8"/>
      <text:p text:style-name="P7"/>
      <text:p text:style-name="P7"/>
      <text:p text:style-name="P7"/>
      <text:p text:style-name="Body"/>
      <text:list xml:id="list143323851695254" text:continue-numbering="true" text:style-name="WWNum2">
        <text:list-item>
          <text:p text:style-name="P31"><text:span text:style-name="T1">What do you need to do to the above method so that it can accept a </text:span><text:span text:style-name="T28">List&lt;Moon&gt;</text:span><text:span text:style-name="T1"> or a </text:span><text:span text:style-name="T28">List&lt;Planet&gt;</text:span><text:span text:style-name="T1"> or a list of any other kind of </text:span><text:span text:style-name="T2">CelestialBody</text:span><text:span text:style-name="T1">.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43322107238318" text:continue-numbering="true" text:style-name="WWNum2">
        <text:list-item>
          <text:p text:style-name="P28"><text:span text:style-name="T1">Write a method that accepts a </text:span><text:span text:style-name="T17">List</text:span><text:span text:style-name="T1"> of </text:span><text:span text:style-name="T17">Planet</text:span><text:span text:style-name="T1"> objects and returns a list of all </text:span><text:span text:style-name="T17">Planet</text:span><text:span text:style-name="T1"> objects with masses between 50% and 200% of the mass of the earth (5.9736x10</text:span><text:span text:style-name="T24">24</text:span><text:span text:style-name="T1">kg). 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43322813424723" text:continue-numbering="true" text:style-name="WWNum2">
        <text:list-item>
          <text:p text:style-name="P28"><text:span text:style-name="T1">Write a method that accepts a </text:span><text:span text:style-name="T17">Map&lt;Planet, List&lt;CelestialBody&gt;&gt;</text:span><text:span text:style-name="T1">. <text:s/>Each </text:span><text:span text:style-name="T17">Map</text:span><text:span text:style-name="T1"> entry represents a planet and all celestial bodies that orbit that planet. <text:s/>The method also accepts a </text:span><text:span text:style-name="T17">Celes</text:span><text:soft-page-break/><text:span text:style-name="T17">tialBody</text:span><text:span text:style-name="T1"> object and will return a </text:span><text:span text:style-name="T17">List</text:span><text:span text:style-name="T1"> of all the </text:span><text:span text:style-name="T17">Planet</text:span><text:span text:style-name="T1"> objects that are orbited by the </text:span><text:span text:style-name="T17">CelestialBody</text:span><text:span text:style-name="T1">.<text:line-break/><text:line-break/><text:line-break/><text:line-break/><text:line-break/><text:line-break/><text:line-break/><text:line-break/><text:line-break/></text:span></text:p>
        </text:list-item>
        <text:list-item>
          <text:p text:style-name="P29">Consider the following code:</text:p>
        </text:list-item>
      </text:list>
      <text:p text:style-name="P22"/>
      <text:p text:style-name="P6"><text:span text:style-name="T11">public</text:span><text:span text:style-name="T10"> </text:span><text:span text:style-name="T13">class</text:span><text:span text:style-name="T12"> </text:span><text:span text:style-name="T14">Meteor extends CelestialBody</text:span></text:p>
      <text:p text:style-name="P20">{</text:p>
      <text:p text:style-name="P6"><text:span text:style-name="T10"><text:s text:c="3"/></text:span><text:span text:style-name="T11">public</text:span><text:span text:style-name="T12"> </text:span><text:span text:style-name="T14">Meteor</text:span><text:span text:style-name="T12">(</text:span><text:span text:style-name="T17">double</text:span><text:span text:style-name="T16"> mass, </text:span><text:span text:style-name="T17">double</text:span><text:span text:style-name="T12"> velocity)</text:span></text:p>
      <text:p text:style-name="P20"><text:s text:c="3"/>{</text:p>
      <text:p text:style-name="P6"><text:span text:style-name="T16"><text:s text:c="6"/></text:span><text:span text:style-name="T18">super(mass, velocity, null)</text:span></text:p>
      <text:p text:style-name="P20"><text:s text:c="3"/>}</text:p>
      <text:p text:style-name="P6"><text:span text:style-name="T10"><text:s text:c="3"/></text:span><text:span text:style-name="T14">@Override</text:span></text:p>
      <text:p text:style-name="P6"><text:span text:style-name="T10"><text:s text:c="3"/></text:span><text:span text:style-name="T11">public</text:span><text:span text:style-name="T19"> String name() { </text:span><text:span text:style-name="T20">throw RuntimeException(“not implemented”);</text:span><text:span text:style-name="T10"> }</text:span></text:p>
      <text:p text:style-name="P20">}</text:p>
      <text:p text:style-name="P23"/>
      <text:p text:style-name="P2"/>
      <text:p text:style-name="P9">What object-oriented design principle does this subclass violate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26">Exceptions</text:span><text:span text:style-name="T25"> - Examine the following Java code and fill out the table below by completing the output to System.out produced in each scenario or Stack Trace if the scenario causes a stack trace to print to the screen. Note that neither </text:span><text:span text:style-name="T27">NullPointerException</text:span><text:span text:style-name="T25"> or </text:span><text:span text:style-name="T27">IllegalArgument</text:span><text:span text:style-name="T25"> exception is a sub-class of the other.</text:span></text:p>
      <text:p text:style-name="Standard_20__28_user_29_"><text:s/></text:p>
      <text:p text:style-name="P36">System.out.print(“A, ”);</text:p>
      <text:p text:style-name="P36">methodOne();<text:tab/><text:tab/><text:tab/><text:tab/><text:tab/><text:tab/></text:p>
      <text:p text:style-name="P36">System.out.print(“B, ”);</text:p>
      <text:p text:style-name="P16"/>
      <text:p text:style-name="P15"><text:span text:style-name="T23">try </text:span><text:span text:style-name="T22">{</text:span></text:p>
      <text:p text:style-name="P36"><text:s text:c="3"/>System.out.print(“C, ”);</text:p>
      <text:p text:style-name="P36"><text:s text:c="3"/>methodTwo(x);<text:tab/><text:tab/><text:tab/><text:tab/><text:tab/></text:p>
      <text:p text:style-name="P36"><text:s text:c="3"/>System.out.print(“D, ”); <text:s text:c="3"/></text:p>
      <text:p text:style-name="P36">}</text:p>
      <text:p text:style-name="P15"><text:span text:style-name="T23">catch</text:span><text:span text:style-name="T22"> (IllegalArgumentException e) {</text:span></text:p>
      <text:p text:style-name="P36"><text:s text:c="3"/>System.out.print(“E, ”);</text:p>
      <text:p text:style-name="P36">}</text:p>
      <text:p text:style-name="P15"><text:span text:style-name="T23">catch</text:span><text:span text:style-name="T22"> (Exception e){</text:span></text:p>
      <text:p text:style-name="P36"><text:s text:c="3"/>System.out.print(“F, ”);</text:p>
      <text:p text:style-name="P36"><text:s text:c="3"/>return;</text:p>
      <text:p text:style-name="P15"><text:span text:style-name="T22">} </text:span><text:span text:style-name="T23">finally </text:span><text:span text:style-name="T22">{</text:span></text:p>
      <text:p text:style-name="P36"><text:s text:c="3"/>System.out.print(“G, ”);</text:p>
      <text:p text:style-name="P36">}</text:p>
      <text:p text:style-name="P36">System.out.print(“H, ”);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Scenario</text:p>
          </table:table-cell>
          <table:table-cell table:style-name="Table1.A1" office:value-type="string">
            <text:p text:style-name="P37">Description</text:p>
          </table:table-cell>
          <table:table-cell table:style-name="Table1.A1" office:value-type="string">
            <text:p text:style-name="P37">Write the output and “Stack Trace” if one is printed.</text:p>
          </table:table-cell>
        </table:table-row>
        <table:table-row table:style-name="Table1.2">
          <table:table-cell table:style-name="Table1.A1" office:value-type="string">
            <text:p text:style-name="P37">1</text:p>
          </table:table-cell>
          <table:table-cell table:style-name="Table1.A1" office:value-type="string">
            <text:p text:style-name="Standard_20__28_user_29_"><text:span text:style-name="T25">Call to </text:span><text:span text:style-name="T27">methodOne</text:span><text:span text:style-name="T25"> throws a NullPointerException and, if called, </text:span><text:span text:style-name="T27">methodTwo</text:span><text:span text:style-name="T25"> throws a NullPointerException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37">2</text:p>
          </table:table-cell>
          <table:table-cell table:style-name="Table1.A1" office:value-type="string">
            <text:p text:style-name="Standard_20__28_user_29_"><text:span text:style-name="T25">Call to </text:span><text:span text:style-name="T27">methodOne</text:span><text:span text:style-name="T25"> completes normally and, if called, </text:span><text:span text:style-name="T27">methodTwo</text:span><text:span text:style-name="T25"> completes normally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7">3</text:p>
          </table:table-cell>
          <table:table-cell table:style-name="Table1.A1" office:value-type="string">
            <text:p text:style-name="Standard_20__28_user_29_"><text:span text:style-name="T25">Call to </text:span><text:span text:style-name="T27">methodOne</text:span><text:span text:style-name="T25"> throws an IllegalArgumentException and, if called, </text:span><text:span text:style-name="T27">methodTwo</text:span><text:span text:style-name="T25"> completes normally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37">4</text:p>
          </table:table-cell>
          <table:table-cell table:style-name="Table1.A1" office:value-type="string">
            <text:p text:style-name="Standard_20__28_user_29_"><text:span text:style-name="T25">Call to </text:span><text:span text:style-name="T27">methodOne </text:span><text:span text:style-name="T25">completes normally and, if called, </text:span><text:span text:style-name="T27">methodTwo</text:span><text:span text:style-name="T25"> throws an IllegalArgumentException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37">5</text:p>
          </table:table-cell>
          <table:table-cell table:style-name="Table1.A1" office:value-type="string">
            <text:p text:style-name="Standard_20__28_user_29_"><text:span text:style-name="T25">Call to </text:span><text:span text:style-name="T27">methodOne </text:span><text:span text:style-name="T25">completes normally and, if called, </text:span><text:span text:style-name="T27">methodTwo</text:span><text:span text:style-name="T25"> throws a NullPointerException</text:span>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P17"/>
      <text:p text:style-name="Body"/>
      <text:p text:style-name="P11"><text:soft-page-break/>Design –<text:span text:style-name="T30"> Refactor the following code to minimize code duplication, </text:span><text:span text:style-name="T32">using the Template Method design pattern</text:span><text:span text:style-name="T30">. <text:s/>You may modify it in place.</text:span></text:p>
      <text:p text:style-name="P24"/>
      <text:p text:style-name="P25">abstract public class WritingInstrument {</text:p>
      <text:p text:style-name="P25"><text:s text:c="4"/>abstract public void writeNovelWith(Author author, Paper paper);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}</text:p>
      <text:p text:style-name="P25">public class Pen extends WritingInstrument {</text:p>
      <text:p text:style-name="P12"><text:span text:style-name="T30"><text:s text:c="4"/>@Override<text:line-break/> <text:s text:c="3"/>public void writeNovelWith(Author author, Paper paper) {<text:line-break/> <text:s text:c="7"/></text:span><text:span text:style-name="T31">author.refillInkIfNeeded(this);</text:span><text:span text:style-name="T30"><text:line-break/> <text:s text:c="7"/>author.createCharacters(this, paper);<text:line-break/> <text:s text:c="7"/>author.writeIntroduction(this, paper);<text:line-break/> <text:s text:c="7"/>author.develop</text:span><text:span text:style-name="T31">Plot(this, paper);<text:line-break/> <text:s text:c="7"/>author.writeMiddle(this, paper);<text:line-break/> <text:s text:c="7"/>author.writeCliffhangerEnding(this, paper);<text:line-break/> <text:s text:c="3"/>}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}</text:p>
      <text:p text:style-name="P13"><text:soft-page-break/><text:span text:style-name="T30">public class Pen</text:span><text:span text:style-name="T31">cil</text:span><text:span text:style-name="T30"> extends WritingInstrument {</text:span></text:p>
      <text:p text:style-name="P13"><text:span text:style-name="T30"><text:s text:c="4"/>@Override<text:line-break/> <text:s text:c="3"/>public void writeNovelWith(Author author, Paper paper) {<text:line-break/> <text:s text:c="7"/></text:span><text:span text:style-name="T31">author.sharpen(this);</text:span><text:span text:style-name="T30"><text:line-break/> <text:s text:c="7"/>author.createCharacters(this, paper);<text:line-break/> <text:s text:c="7"/>author.writeIntroduction(this, paper);<text:line-break/> <text:s text:c="7"/>author.develop</text:span><text:span text:style-name="T31">Plot(this, paper);<text:line-break/> <text:s text:c="7"/>author.writeMiddle(this, paper);<text:line-break/> <text:s text:c="7"/>author.writeCliffhangerEnding(this, paper);<text:line-break/> <text:s text:c="3"/>}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}<text:line-break/><text:line-break/>public class Author {<text:line-break/> <text:s text:c="3"/>public void sharpen(Pencil pencil) { ... }<text:line-break/> <text:s text:c="3"/>public void refillInkIfNeeded(Pen pen) { ... }<text:line-break/> <text:s text:c="3"/>public void createCharacters(WritingInstrument w, Paper p) { ... }<text:line-break/> <text:s text:c="3"/>public void writeIntroduction(WritingInstrument w, Paper p) { <text:line-break/> <text:s text:c="7"/>... <text:line-break/> <text:s text:c="3"/>}<text:line-break/> <text:s text:c="3"/>public void developPlot(WritingInstrument w, Paper p) { ... }<text:line-break/> <text:s text:c="3"/>public void writeMiddle(WritingInstrument w, Paper p) { ... }<text:line-break/> <text:s text:c="3"/>public void writeCliffhangerEnding(WritingInstrument w, Paper p) {<text:line-break/> <text:s text:c="7"/>... <text:line-break/> <text:s text:c="3"/>}<text:line-break/>}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US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List_20_Paragraph" style:display-name="List Paragraph" style:family="paragraph" style:default-outline-level="">
      <loext:graphic-properties draw:fill-color="#ffffff"/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US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Standard_20__28_user_29_" style:display-name="Standard (user)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MacOSX_X86_64 LibreOffice_project/8f48d515416608e3a835360314dac7e47fd0b821</meta:generator>
    <dc:date>2018-12-11T14:33:21.697695781</dc:date>
    <meta:editing-duration>PT25M35S</meta:editing-duration>
    <meta:editing-cycles>6</meta:editing-cycles>
    <meta:document-statistic meta:table-count="1" meta:image-count="0" meta:object-count="0" meta:page-count="9" meta:paragraph-count="86" meta:word-count="782" meta:character-count="5740" meta:non-whitespace-character-count="4731"/>
  </office:meta>
</office:document-meta>
</file>